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_ref438835941"/><text:bookmark text:name="TI000000001"/>Глава 1. Обзор компонентного кластера платформы «1С:Предприятие» версии 8.4.1</text:h>
      <text:h text:style-name="Heading_20_2" text:outline-level="2"><text:bookmark text:name="TI000000002"/><text:bookmark text:name="IssOgl1_1.1_Общая_информация"/>1.1. Общая информация</text:h>
      <text:p text:style-name="Text_20_body">Компонентный кластер в платформе «1С:Предприятие» версии 8.4.1 достаточно заметно отличается от кластера серверов «1С:Предприятия» версии 8.3, но содержит далеко не все планируемые изменения. Основной упор сделан на сохранение обратной совместимости с предыдущими версиями платформы, а также на переработку механизмов взаимодействия процессов в кластере для повышения надежности и масштабируемости решения в целом.</text:p>
      <text:h text:style-name="Heading_20_2" text:outline-level="2"><text:bookmark text:name="_ref438544563"/><text:bookmark text:name="scroll-bookmark-76"/><text:bookmark text:name="TI000000003"/><text:bookmark text:name="IssOgl1_1.2_Сервис-ориентированная_архитектура"/>1.2. Сервис-ориентированная архитектура</text:h>
      <text:p text:style-name="Text_20_body">Новая версия кластера серверов основывается на принципах сервис-ориентированной архитектуры. Кластер является модульной распределенной системой из различных компонентов с чётко определенными границами. Данный подход позволяет нам получить более масштабируемую систему и эффективнее вести разработку и развитие кластера.</text:p>
      <text:p text:style-name="Text_20_body">При развертывании кластера на большом количестве серверов стало возможным устанавливать только необходимые компоненты. При этом экономится дисковое пространство, снижается объем сетевого трафика и время развертывания системы.</text:p>
      <text:p text:style-name="Text_20_body">В ознакомительной версии, в составе кластера значительно увеличилось количество отдельных компонент (по сравнению с кластером сервером системы «1С:Предприятие» версии 8.3). Некоторые из них (например, сервис сообщений) являются новыми, некоторые же (например, сервис автоматической нумерации) являются переработанными старыми. Выполненные изменения улучшат ситуацию с администрированием только после превышения определенной сложности кластера (количества используемых компьютеров). Для простых кластеров выполненные изменения усложняют развертывание и управление. Такое поведение является особенностью ознакомительной версии. В дальнейшем планируется упростить развертывание и управление для «простых» кластеров.</text:p>
      <text:h text:style-name="Heading_20_2" text:outline-level="2"><text:bookmark text:name="_ref438544564"/><text:bookmark text:name="scroll-bookmark-77"/><text:bookmark text:name="TI000000004"/><text:bookmark text:name="IssOgl1_1.3_Отказоустойчивый_реестр_кластера_и_новый_главный_менеджер"/>1.3. Отказоустойчивый реестр кластера и новый главный менеджер</text:h>
      <text:p text:style-name="Text_20_body">В системе «1С:Предприятие» версии 8.3 (и более ранних) реестр кластера хранился на файловой системе центрального сервера. Отвечал за реестр кластера главный менеджер кластера, отказ которого часто был фатален.</text:p>
      <text:p text:style-name="Text_20_body">Сервис-ориентированная архитектура позволяет применять различные схемы масштабирования для отдельных компонент, что во многих случаях позволяет повысить надежность системы и устранить единые точки отказа. В компонентном кластере платформы «1С:Предприятие» версии 8.4.1 переработано понятие реестра кластера – теперь он реализуется с помощью специального компонента, доступного всем процессам кластера. Физически данные реестра хранятся в распределенном масштабируемом хранилище Apache ZooKeeper, что обеспечивает их сохранность и доступность (конечно же, если сам ZooKeeper развернут более чем на одном узле кластера).</text:p>
      <text:p text:style-name="Text_20_body">Понятие главного менеджера кластера осталось, однако смысл несколько изменился. Теперь главный менеджер координирует различные внутренние механизмы поддержки кластера, которые работают на всех менеджерах кластера. Кроме того новый главный менеджер больше не является единой точкой отказа – в случае его аварии, новым «главным» выбирается любой другой доступный менеджер и сервисы динамически перераспределяются между менеджерами.</text:p>
      <text:h text:style-name="Heading_20_2" text:outline-level="2"><text:bookmark text:name="_ref438544565"/><text:bookmark text:name="scroll-bookmark-78"/><text:bookmark text:name="TI000000005"/><text:bookmark text:name="IssOgl1_1.4_Специальный_шлюз_кластера"/><text:soft-page-break/>1.4. Специальный шлюз кластера</text:h>
      <text:p text:style-name="Text_20_body">Компонентный кластер серверов в «1С:Предприятии» версии 8.4.1 более не требует отдельного веб-сервера (Apache HTTP Server или Microsoft Internet Information Services). Веб-сервер встроен в специальный компонент – шлюз кластера, тесно интегрированный с новым балансировщиком нагрузки и реестром кластера.</text:p>
      <text:p text:style-name="Text_20_body">Встроенный веб-сервер использует асинхронные операции ввода-вывода, за счет чего эффективно использует физически ресурсы компьютера, на котором он работает.</text:p>
      <text:h text:style-name="Heading_20_2" text:outline-level="2"><text:bookmark text:name="_ref438544566"/><text:bookmark text:name="scroll-bookmark-79"/><text:bookmark text:name="TI000000006"/><text:bookmark text:name="IssOgl1_1.5_Балансировщик_нагрузки"/>1.5. Балансировщик нагрузки</text:h>
      <text:p text:style-name="Text_20_body">Компонентный кластер в системе «1С:Предприятие» версии 8.4.1 содержит новый сервис балансировки нагрузки, выполненный в виде отдельного компонента. Он тесно интегрируется с реестром кластера, шлюзом кластера и рабочими процессами для наиболее эффективного управления нагрузкой. Сервис поддерживает существующую в кластере модель требований назначения.</text:p>
      <text:p text:style-name="Text_20_body">Сервис является опциональным. Для упрощения кластера его можно не запускать, однако при этом не будет работать механизм требований назначения, и соединения будут распределяться более простым алгоритмом.</text:p>
      <text:h text:style-name="Heading_20_2" text:outline-level="2"><text:bookmark text:name="_ref438544567"/><text:bookmark text:name="scroll-bookmark-80"/><text:bookmark text:name="TI000000007"/><text:bookmark text:name="IssOgl1_1.6_Изменения_в_поддержке_СУБД"/>1.6. Изменения в поддержке СУБД</text:h>
      <text:p text:style-name="Text_20_body">Список поддерживаемых СУБД приведен в разделе описания системных требований данного документа (см. <text:a xlink:type="simple" xlink:href="https://its.1c.ru/db/content/v841doc/src/глава%202.%20установка.htm?_=1542292913#_ref439082709" text:style-name="Internet_20_link" text:visited-style-name="Visited_20_Internet_20_Link">здесь</text:a>).</text:p>
      <text:h text:style-name="Heading_20_2" text:outline-level="2"><text:bookmark text:name="_ref438544568"/><text:bookmark text:name="scroll-bookmark-81"/><text:bookmark text:name="TI000000008"/><text:bookmark text:name="IssOgl1_1.7_Работа_с_СУБД_и_dt-файлами_из_командной_строки"/>1.7. Работа с СУБД и .dt-файлами из командной строки</text:h>
      <text:p text:style-name="Text_20_body">В системе «1С:Предприятие» версии 8.4.1 появились специальные инструменты командной строки для работы с базами данных и .dt-файлами. С помощью утилит имеется возможность создавать и удалять базы и схемы данных для СУБД, создать или восстановить копию информационной базы в формате DT без запуска кластера. Это открывает широкие возможности по автоматизации развертывания информационных баз.</text:p>
      <text:h text:style-name="Heading_20_2" text:outline-level="2"><text:bookmark text:name="_ref438544569"/><text:bookmark text:name="scroll-bookmark-82"/><text:bookmark text:name="TI000000009"/><text:bookmark text:name="IssOgl1_1.8_Безопасность"/>1.8. Безопасность</text:h>
      <text:p text:style-name="Text_20_body">В настройках компонентного кластера серверов системы «1С:Предприятие» версии 8.4.1 удален параметр Уровень безопасности, т. к. сетевые взаимодействия сервисов претерпели значительные изменения. Кроме того, большинство сервисов не поддерживают авторизацию. В будущем планируется развитие механизмов безопасности.</text:p>
      <text:h text:style-name="Heading_20_2" text:outline-level="2"><text:bookmark text:name="_ref438544570"/><text:bookmark text:name="scroll-bookmark-83"/><text:bookmark text:name="TI000000010"/><text:bookmark text:name="IssOgl1_1.9_Работа_с_конфигурацией_кластера_через_REST_API"/>1.9. Работа с конфигурацией кластера через REST API</text:h>
      <text:p text:style-name="Text_20_body">Механизмы администрирования компонентного кластера для «1С:Предприятия» версии 8.4.1 существенно отличаются от таковых для кластера серверов платформы «1С:Предприятие» версии 8.3. На смену оснастки Microsoft Management Console и утилитам ras/rac пришел специальный сервис bosun, предоставляющий REST API для настройки кластера. Все данные передаются в формате JSON, что делает возможным интеграцию кластера серверов «1С:Предприятия» с любой инфраструктурой и не ограничивает выбор технологий для интеграции.</text:p>
      <text:p text:style-name="Text_20_body">Графический интерфейс для изменения настроек компонентного кластера в ознакомительной версии платформы «1С:Предприятие» версии 8.4.1 отсутствует, но будет добавлен в следующих версиях.</text:p>
      <text:h text:style-name="Heading_20_2" text:outline-level="2"><text:bookmark text:name="_ref438544571"/><text:bookmark text:name="scroll-bookmark-84"/><text:bookmark text:name="TI000000011"/><text:bookmark text:name="IssOgl1_1.10_Ручное_управление_процессами"/><text:soft-page-break/>1.10. Ручное управление процессами</text:h>
      <text:p text:style-name="Text_20_body">Компонентный кластер серверов системы «1С:Предприятие» версии 8.4.1 работает без агентов кластера и поэтому отсутствуют функции автоматического запуска процессов при разных событиях. Все вопросы управления процессами нового кластера на данном этапе должны решаться администратором. Это усложняет администрирование, однако данная особенность ознакомительной версии позволяет переработать низкоуровневые механизмы для более эффективного развития.</text:p>
      <text:p text:style-name="Text_20_body">Так же в компонентном кластере системы «1С:Предприятие» версии 8.4.1 нет необходимости предварительно регистрировать сервера и процессы на них в реестре кластера. Например, можно запускать сколько угодно рабочих процессов. Единственное требование – для каждого процесса должна быть указана своя собственная конфигурация.</text:p>
      <text:h text:style-name="Heading_20_2" text:outline-level="2"><text:bookmark text:name="scroll-bookmark-85"/><text:bookmark text:name="TI000000012"/><text:bookmark text:name="IssOgl1_1.11_Будущее_развитие_кластера"/>1.11. Будущее развитие кластера</text:h>
      <text:h text:style-name="Heading_20_3" text:outline-level="3"><text:bookmark text:name="TI000000013"/><text:bookmark text:name="IssOgl2_1.11.1_Общая_информация"/>1.11.1. Общая информация</text:h>
      <text:p text:style-name="Text_20_body">Следует понимать, что в ознакомительной версии не все механизмы представлены в их окончательном варианте, а какие-то еще не реализованы. Поэтому в данном разделе будут перечислены основные направления развития и механизмы, которые могут измениться.</text:p>
      <text:h text:style-name="Heading_20_3" text:outline-level="3"><text:bookmark text:name="scroll-bookmark-86"/><text:bookmark text:name="TI000000014"/><text:bookmark text:name="IssOgl2_1.11.2_Будет_развиваться_и_дорабатываться"/>1.11.2. Будет развиваться и дорабатываться</text:h>
      <text:p text:style-name="Text_20_body">● Упрощение установки, развертывания и конфигурации кластера.</text:p>
      <text:p text:style-name="Text_20_body">● Автоматическое управление кластером, автоматическое масштабирование.</text:p>
      <text:p text:style-name="Text_20_body">● Графические интерфейсы для установки и администрирования кластера.</text:p>
      <text:p text:style-name="Text_20_body">● Масштабируемость кластера и сервисов в его составе.</text:p>
      <text:p text:style-name="Text_20_body">● Механизмы безопасности.</text:p>
      <text:p text:style-name="Text_20_body">● Мониторинг работы кластера.</text:p>
      <text:h text:style-name="Heading_20_3" text:outline-level="3"><text:bookmark text:name="scroll-bookmark-87"/><text:bookmark text:name="TI000000015"/><text:bookmark text:name="IssOgl2_1.11.3_Что_может_сильно_измениться"/>1.11.3. Что может сильно измениться</text:h>
      <text:p text:style-name="Text_20_body">● Назначение, состав, имена и форматы конфигурационных файлов.</text:p>
      <text:p text:style-name="Text_20_body">● Механизмы балансировки нагрузки в кластере.</text:p>
      <text:p text:style-name="Text_20_body">● Состав и формат данных в конфигурации кластера, REST API изменения конфигурации.</text:p>
      <text:p text:style-name="Text_20_body">● Настройки технологического журнала и механизм создания дампов.</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76cm" fo:margin-bottom="0.411cm" fo:margin-left="0.503cm" fo:margin-right="0.49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9T07:17:39.472203563</meta:creation-date>
    <dc:date>2018-11-29T07:29:15.991363231</dc:date>
    <meta:editing-duration>PT11M35S</meta:editing-duration>
    <meta:editing-cycles>4</meta:editing-cycles>
    <meta:generator>LibreOffice/5.1.6.2$Linux_X86_64 LibreOffice_project/10m0$Build-2</meta:generator>
    <meta:document-statistic meta:table-count="0" meta:image-count="0" meta:object-count="0" meta:page-count="3" meta:paragraph-count="44" meta:word-count="911" meta:character-count="7580" meta:non-whitespace-character-count="6709"/>
  </office:meta>
</office:document-meta>
</file>